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>
      <style:graphic-properties draw:fill="none" draw:textarea-horizontal-align="justify" draw:textarea-vertical-align="middle" draw:auto-grow-height="false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style:font-name="Trebuchet MS" fo:font-size="40pt" fo:font-weight="bold" style:font-size-asian="40pt" style:font-weight-asian="bold" style:font-size-complex="40pt" style:font-weight-complex="bold"/>
    </style:style>
    <style:style style:name="P6" style:family="paragraph">
      <style:text-properties style:font-name="Trebuchet MS" fo:font-size="26pt" style:font-size-asian="26pt" style:font-size-complex="26pt"/>
    </style:style>
    <style:style style:name="P7" style:family="paragraph">
      <style:text-properties fo:font-size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style:font-name="Trebuchet MS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, Bob Hancock</text:span></text:p>
          </draw:text-box>
        </draw:frame>
        <draw:frame presentation:style-name="pr1" draw:layer="layout" svg:width="19.561cm" svg:height="15.824cm" svg:x="4.252cm" svg:y="3.383cm" presentation:class="subtitle" presentation:user-transformed="true">
          <draw:text-box>
            <text:p><text:span text:style-name="T2">Distributed Systems</text:span></text:p>
            <text:p/>
            <text:p><text:span text:style-name="T3"/></text:p>
            <text:p><text:span text:style-name="T3"/></text:p>
            <text:p><text:span text:style-name="T3">Bob Hancock</text:span></text:p>
            <text:p><text:span text:style-name="T4"/></text:p>
            <text:p><text:span text:style-name="T4">hancock.robert@gmail.com</text:span></text:p>
            <text:p><text:span text:style-name="T4"/>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 <text:s/>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I</text:span><text:span text:style-name="T6"><text:line-break/></text:span><text:span text:style-name="T6"><text:line-break/></text:span><text:span text:style-name="T6">Definition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 <text:s/>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II</text:span><text:span text:style-name="T6"><text:line-break/></text:span><text:span text:style-name="T6"><text:line-break/></text:span><text:span text:style-name="T6">Client / Server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ezealyBox" presentation:presentation-page-layout-name="AL2T1">
        <office:forms form:automatic-focus="false" form:apply-design-mode="false"/>
        <draw:custom-shape draw:style-name="gr4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ocket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Came out of Berkley while Bell Labs was still working on interprocess communication</text:span></text:p>
              </text:list-item>
              <text:list-item>
                <text:p><text:span text:style-name="T9">Does not follow the UNIX standard interface of open, close, read, write.</text:span></text:p>
              </text:list-item>
              <text:list-item>
                <text:p><text:span text:style-name="T9">Allows interprocess communication with a tuple of (hostname, port).</text:span></text:p>
              </text:list-item>
              <text:list-item>
                <text:p><text:span text:style-name="T9">This tuple defines a service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 text:style-name="P7"><text:span text:style-name="T1">Copyright © 2014, Bob Hanco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ezealyBox" presentation:presentation-page-layout-name="AL2T1">
        <office:forms form:automatic-focus="false" form:apply-design-mode="false"/>
        <draw:custom-shape draw:style-name="gr4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lient / server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 text:style-name="P7"><text:span text:style-name="T1">Copyright © 2014, Bob Hanco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 <text:s/>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3</text:span><text:span text:style-name="T6"><text:line-break/></text:span><text:span text:style-name="T6"><text:line-break/></text:span><text:span text:style-name="T6">Internet / Web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zealyBox" presentation:presentation-page-layout-name="AL1T32">
        <office:forms form:automatic-focus="false" form:apply-design-mode="false"/>
        <draw:custom-shape draw:style-name="gr4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 <text:s/>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3</text:span><text:span text:style-name="T6"><text:line-break/></text:span><text:span text:style-name="T6"><text:line-break/></text:span><text:span text:style-name="T6">Interfac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RES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Lab 2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Select a problem from Level 2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4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 draw:fit-to-size="shrink-to-fit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office:forms form:automatic-focus="false" form:apply-design-mode="false"/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15T11:05:43</meta:creation-date>
    <meta:editing-duration>P4DT9H23M56S</meta:editing-duration>
    <meta:editing-cycles>702</meta:editing-cycles>
    <dc:title>BezealyBox</dc:title>
    <meta:generator>LibreOffice/4.2.3.3$Linux_X86_64 LibreOffice_project/420m0$Build-3</meta:generator>
    <meta:initial-creator>robert </meta:initial-creator>
    <dc:date>2014-05-07T21:04:42.590869880</dc:date>
    <dc:creator>Robert </dc:creator>
    <meta:document-statistic meta:object-count="70"/>
    <meta:template xlink:type="simple" xlink:actuate="onRequest" xlink:title="BezealyBox" xlink:href="../../../../home/rhancock/.libreoffice/3/user/template/BezealyBox.otp" meta:date="2011-06-14T18:01:29"/>
  </office:meta>
</office:document-meta>
</file>